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3.5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9138in"/>
    </style:style>
    <style:style style:name="ro1" style:family="table-row">
      <style:table-row-properties style:row-height="0.3402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402in" fo:break-before="page" style:use-optimal-row-height="false"/>
    </style:style>
    <style:style style:name="ro5" style:family="table-row">
      <style:table-row-properties style:row-height="0.1783in" fo:break-before="page" style:use-optimal-row-height="true"/>
    </style:style>
    <style:style style:name="ro6" style:family="table-row">
      <style:table-row-properties style:row-height="0.35in" fo:break-before="page" style:use-optimal-row-height="false"/>
    </style:style>
    <style:style style:name="ro7" style:family="table-row">
      <style:table-row-properties style:row-height="0.1862in" fo:break-before="page" style:use-optimal-row-height="true"/>
    </style:style>
    <style:style style:name="ro8" style:family="table-row">
      <style:table-row-properties style:row-height="0.5in" fo:break-before="auto" style:use-optimal-row-height="false"/>
    </style:style>
    <style:style style:name="ro9" style:family="table-row">
      <style:table-row-properties style:row-height="0.5in" fo:break-before="page" style:use-optimal-row-height="false"/>
    </style:style>
    <style:style style:name="ro10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071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346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 fo:border="none" style:vertical-align="middl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71in solid #000000" fo:border-left="0.0346in solid #000000" fo:border-right="0.0071in solid #000000" fo:border-top="0.0346in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071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0.0071in solid #000000" fo:border-left="0.0346in solid #000000" fo:border-right="0.0346in solid #000000" fo:border-top="0.0071in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346in solid #000000" fo:border-left="0.0346in solid #000000" fo:border-right="0.0346in solid #000000" fo:border-top="0.0071in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Testing Matrix" table:style-name="ta1" table:print="false">
        <table:table-column table:style-name="co1" table:default-cell-style-name="ce9"/>
        <table:table-column table:style-name="co2" table:default-cell-style-name="ce9"/>
        <table:table-column table:style-name="co2" table:number-columns-repeated="5" table:default-cell-style-name="ce16"/>
        <table:table-column table:style-name="co2" table:number-columns-repeated="4" table:default-cell-style-name="Default"/>
        <table:table-column table:style-name="co3" table:number-columns-repeated="1013" table:default-cell-style-name="ce9"/>
        <table:table-row table:style-name="ro1">
          <table:table-cell table:style-name="ce1" office:value-type="string">
            <text:p>General Section</text:p>
          </table:table-cell>
          <table:table-cell table:style-name="ce1" office:value-type="string">
            <text:p>OK?</text:p>
          </table:table-cell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log level should set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pluginmetrics should be activated when toggle is tru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pluginmetrics should not be activated when toggle is fals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An autosync should be started if the toggle is tru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An autosync should not be started if the toggle is fals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Autosync should sync on the correct schedul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config report should show correct <text:s/>'sync-every' time and unit.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missing entry for p-system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unknown entry for p-system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3">
          <table:table-cell table:style-name="ce2" office:value-type="string">
            <text:p>handles correctly each of the p-systems (PEX, bPerms, BukkitPerms, GroupManager)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table or bad column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3" office:value-type="string">
            <text:p>handles bad SQL information correctly</text:p>
          </table:table-cell>
          <table:table-cell table:style-name="ce3"/>
          <table:table-cell table:style-name="ce11" table:number-columns-repeated="5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1" office:value-type="string">
            <text:p>Database Section</text:p>
          </table:table-cell>
          <table:table-cell table:style-name="ce1" office:value-type="string">
            <text:p>OK?</text:p>
          </table:table-cell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fully correct information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password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usernam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database_nam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port number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hostnam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4" table:number-columns-repeated="2"/>
          <table:table-cell table:style-name="ce11" table:number-columns-repeated="5"/>
          <table:table-cell table:number-columns-repeated="1017"/>
        </table:table-row>
        <table:table-row table:style-name="ro5">
          <table:table-cell table:style-name="Default"/>
          <table:table-cell table:style-name="ce5"/>
          <table:table-cell table:style-name="ce12" office:value-type="string" table:number-columns-spanned="2" table:number-rows-spanned="1">
            <text:p>linking-modes</text:p>
          </table:table-cell>
          <table:covered-table-cell table:style-name="ce17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3">
          <table:table-cell table:style-name="ce5"/>
          <table:table-cell table:style-name="ce6" office:value-type="string">
            <text:p>OK?</text:p>
          </table:table-cell>
          <table:table-cell table:style-name="ce13" office:value-type="string">
            <text:p>without key</text:p>
          </table:table-cell>
          <table:table-cell table:style-name="ce18" office:value-type="string">
            <text:p>with key</text:p>
          </table:table-cell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1">
          <table:table-cell table:style-name="ce6" office:value-type="string">
            <text:p>Player-User Linking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1">
          <table:table-cell table:style-name="ce2" office:value-type="string">
            <text:p>knows player is unregistered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1">
          <table:table-cell table:style-name="ce2" office:value-type="string">
            <text:p>warns player is unregistered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1">
          <table:table-cell table:style-name="ce2" office:value-type="string">
            <text:p>logs player is unregistered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1">
          <table:table-cell table:style-name="ce2" office:value-type="string">
            <text:p>reminds player is unregistered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1">
          <table:table-cell table:style-name="ce2" office:value-type="string">
            <text:p>kicks unregistered player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1">
          <table:table-cell table:style-name="ce2" office:value-type="string">
            <text:p>logs kick of unregistered player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1">
          <table:table-cell table:style-name="ce2" office:value-type="string">
            <text:p>identifies registered player correctly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1">
          <table:table-cell table:style-name="ce2" office:value-type="string">
            <text:p>logs registered player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1">
          <table:table-cell table:style-name="ce3" office:value-type="string">
            <text:p>notifies registered player</text:p>
          </table:table-cell>
          <table:table-cell table:style-name="ce3"/>
          <table:table-cell table:style-name="ce15"/>
          <table:table-cell table:style-name="ce20"/>
          <table:table-cell table:style-name="Default" table:number-columns-repeated="3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6">
          <table:table-cell table:style-name="ce4"/>
          <table:table-cell table:style-name="ce10"/>
          <table:table-cell table:style-name="ce11" table:number-columns-repeated="5"/>
          <table:table-cell table:number-columns-repeated="1017"/>
        </table:table-row>
        <table:table-row table:style-name="ro7">
          <table:table-cell table:style-name="Default"/>
          <table:table-cell table:style-name="ce5"/>
          <table:table-cell table:style-name="ce12" office:value-type="string" table:number-columns-spanned="5" table:number-rows-spanned="1">
            <text:p>permissions plugins</text:p>
          </table:table-cell>
          <table:covered-table-cell table:number-columns-repeated="3" table:style-name="ce21"/>
          <table:covered-table-cell table:style-name="ce17"/>
          <table:table-cell table:number-columns-repeated="1017"/>
        </table:table-row>
        <table:table-row table:style-name="ro3">
          <table:table-cell table:style-name="ce5"/>
          <table:table-cell table:style-name="ce6" office:value-type="string">
            <text:p>OK?</text:p>
          </table:table-cell>
          <table:table-cell table:style-name="ce13" office:value-type="string">
            <text:p>bPerms</text:p>
          </table:table-cell>
          <table:table-cell table:style-name="ce22" office:value-type="string">
            <text:p>Group Manager</text:p>
          </table:table-cell>
          <table:table-cell table:style-name="ce22" office:value-type="string">
            <text:p>PEX</text:p>
          </table:table-cell>
          <table:table-cell table:style-name="ce22" office:value-type="string">
            <text:p>Perms Bukkit</text:p>
          </table:table-cell>
          <table:table-cell table:style-name="ce18" office:value-type="string">
            <text:p>Vault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rimary Group Sync</text:p>
          </table:table-cell>
          <table:table-cell table:style-name="ce2"/>
          <table:table-cell table:number-columns-repeated="3" table:style-name="ce14" office:value-type="string">
            <text:p>N/A</text:p>
          </table:table-cell>
          <table:table-cell table:style-name="ce14"/>
          <table:table-cell table:style-name="ce19" office:value-type="string">
            <text:p>N/A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ssigns unregistered player to default group</text:p>
          </table:table-cell>
          <table:table-cell table:style-name="ce2"/>
          <table:table-cell table:number-columns-repeated="3" table:style-name="ce14" office:value-type="string">
            <text:p>N/A</text:p>
          </table:table-cell>
          <table:table-cell table:style-name="ce14"/>
          <table:table-cell table:style-name="ce19" office:value-type="string">
            <text:p>N/A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ssigns registered player to correct group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8">
          <table:table-cell table:style-name="ce2"/>
          <table:table-cell table:style-name="ce6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6" office:value-type="string">
            <text:p>Secondary Group Sync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does not assign unregistered player additional group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assigns registered player to additional group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9">
          <table:table-cell table:style-name="ce2"/>
          <table:table-cell table:style-name="ce6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6" office:value-type="string">
            <text:p>Statistics Tracking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does not attempt statistics tracking on unregistered player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player's onlinestatu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astonline fiel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astonline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gametime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gametime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totalxp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currentxp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currentxp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evel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health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ifetick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ifeticks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wallet fiel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7"/>
          <table:table-cell table:style-name="ce8"/>
          <table:table-cell table:style-name="ce15"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scale-to="11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7/11/2013</text:date>, <text:time>15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10:43:19</meta:creation-date>
    <dc:date>2013-07-11T15:32:05.75</dc:date>
    <meta:editing-duration>PT4H39M46S</meta:editing-duration>
    <meta:editing-cycles>15</meta:editing-cycles>
    <meta:generator>OpenOffice.org/3.4.1$Win32 OpenOffice.org_project/341m1$Build-9593</meta:generator>
    <meta:print-date>2012-12-21T11:59:54</meta:print-date>
    <meta:document-statistic meta:table-count="1" meta:cell-count="72" meta:object-count="0"/>
  </office:meta>
</office:document-meta>
</file>